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000000100A235121D.png"/>
  <manifest:file-entry manifest:media-type="image/png" manifest:full-path="Pictures/1000000000000100000001002FB07FA8.png"/>
  <manifest:file-entry manifest:media-type="image/png" manifest:full-path="Pictures/1000000000000100000001001C970D1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336699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cc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start="" draw:marker-end="Arrow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family="'Arial Black'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'Arial Black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measurelines" svg:width="4.06cm" svg:height="12.84cm" svg:x="15.389cm" svg:y="1.518cm">
          <text:p/>
        </draw:rect>
        <draw:frame draw:style-name="gr2" draw:text-style-name="P1" draw:layer="measurelines" svg:width="0.4cm" svg:height="0.4cm" svg:x="15.596cm" svg:y="7.479cm">
          <draw:image xlink:href="Pictures/100000000000010000000100A235121D.png" xlink:type="simple" xlink:show="embed" xlink:actuate="onLoad">
            <text:p/>
          </draw:image>
        </draw:frame>
        <draw:frame draw:style-name="gr2" draw:text-style-name="P1" draw:layer="measurelines" svg:width="0.4cm" svg:height="0.4cm" svg:x="16.227cm" svg:y="5.774cm">
          <draw:image xlink:href="Pictures/1000000000000100000001002FB07FA8.png" xlink:type="simple" xlink:show="embed" xlink:actuate="onLoad">
            <text:p/>
          </draw:image>
        </draw:frame>
        <draw:frame draw:style-name="gr2" draw:text-style-name="P1" draw:layer="measurelines" svg:width="0.4cm" svg:height="0.4cm" svg:x="16.854cm" svg:y="7.481cm">
          <draw:image xlink:href="Pictures/1000000000000100000001001C970D1D.png" xlink:type="simple" xlink:show="embed" xlink:actuate="onLoad">
            <text:p/>
          </draw:image>
        </draw:frame>
        <draw:rect draw:style-name="gr3" draw:text-style-name="P1" draw:layer="measurelines" svg:width="4.06cm" svg:height="12.84cm" svg:x="1.289cm" svg:y="1.518cm">
          <text:p/>
        </draw:rect>
        <draw:g>
          <draw:circle draw:style-name="gr3" draw:text-style-name="P1" draw:layer="measurelines" svg:width="1.82cm" svg:height="1.82cm" svg:x="7.058cm" svg:y="15.575cm">
            <text:p/>
          </draw:circle>
          <draw:circle draw:style-name="gr4" draw:text-style-name="P1" draw:layer="measurelines" svg:width="1.12cm" svg:height="1.12cm" svg:x="7.408cm" svg:y="15.923cm">
            <text:p/>
          </draw:circle>
          <draw:line draw:style-name="gr5" draw:text-style-name="P1" draw:layer="measurelines" svg:x1="7.408cm" svg:y1="16.483cm" svg:x2="8.523cm" svg:y2="16.483cm">
            <text:p/>
          </draw:line>
          <draw:line draw:style-name="gr5" draw:text-style-name="P1" draw:layer="measurelines" svg:x1="7.967cm" svg:y1="15.931cm" svg:x2="7.967cm" svg:y2="17.041cm">
            <text:p/>
          </draw:line>
        </draw:g>
        <draw:g>
          <draw:g>
            <draw:circle draw:style-name="gr6" draw:text-style-name="P1" draw:layer="measurelines" svg:width="1.57cm" svg:height="1.57cm" svg:x="4.065cm" svg:y="15.591cm">
              <text:p/>
            </draw:circle>
            <draw:circle draw:style-name="gr7" draw:text-style-name="P1" draw:layer="measurelines" svg:width="0.68cm" svg:height="0.68cm" svg:x="4.511cm" svg:y="16.037cm">
              <text:p/>
            </draw:circle>
            <draw:line draw:style-name="gr5" draw:text-style-name="P1" draw:layer="measurelines" svg:x1="4.847cm" svg:y1="16.717cm" svg:x2="4.847cm" svg:y2="16.037cm">
              <text:p/>
            </draw:line>
            <draw:line draw:style-name="gr5" draw:text-style-name="P1" draw:layer="measurelines" svg:x1="4.511cm" svg:y1="16.373cm" svg:x2="5.191cm" svg:y2="16.373cm">
              <text:p/>
            </draw:line>
          </draw:g>
          <draw:frame draw:style-name="gr8" draw:text-style-name="P2" draw:layer="measurelines" svg:width="0.68cm" svg:height="0.603cm" svg:x="3.889cm" svg:y="16.998cm">
            <draw:text-box>
              <text:p text:style-name="P2">1</text:p>
            </draw:text-box>
          </draw:frame>
          <draw:frame draw:style-name="gr8" draw:text-style-name="P2" draw:layer="measurelines" svg:width="0.858cm" svg:height="0.603cm" svg:x="5.063cm" svg:y="17.001cm">
            <draw:text-box>
              <text:p text:style-name="P2">10</text:p>
            </draw:text-box>
          </draw:frame>
          <draw:line draw:style-name="gr5" draw:text-style-name="P1" draw:layer="measurelines" svg:x1="4.34cm" svg:y1="17.035cm" svg:x2="4.261cm" svg:y2="17.114cm">
            <text:p/>
          </draw:line>
          <draw:line draw:style-name="gr5" draw:text-style-name="P1" draw:layer="measurelines" svg:x1="4.07cm" svg:y1="16.667cm" svg:x2="3.964cm" svg:y2="16.719cm">
            <text:p/>
          </draw:line>
          <draw:line draw:style-name="gr5" draw:text-style-name="P1" draw:layer="measurelines" svg:x1="4.038cm" svg:y1="16.219cm" svg:x2="3.912cm" svg:y2="16.193cm">
            <text:p/>
          </draw:line>
          <draw:line draw:style-name="gr5" draw:text-style-name="P1" draw:layer="measurelines" svg:x1="4.203cm" svg:y1="15.79cm" svg:x2="4.103cm" svg:y2="15.712cm">
            <text:p/>
          </draw:line>
          <draw:line draw:style-name="gr5" draw:text-style-name="P1" draw:layer="measurelines" svg:x1="5.056cm" svg:y1="15.581cm" svg:x2="5.096cm" svg:y2="15.469cm">
            <text:p/>
          </draw:line>
          <draw:line draw:style-name="gr5" draw:text-style-name="P1" draw:layer="measurelines" svg:x1="5.449cm" svg:y1="15.792cm" svg:x2="5.548cm" svg:y2="15.706cm">
            <text:p/>
          </draw:line>
          <draw:line draw:style-name="gr5" draw:text-style-name="P1" draw:layer="measurelines" svg:x1="5.662cm" svg:y1="16.127cm" svg:x2="5.774cm" svg:y2="16.081cm">
            <text:p/>
          </draw:line>
          <draw:line draw:style-name="gr5" draw:text-style-name="P1" draw:layer="measurelines" svg:x1="5.393cm" svg:y1="17.002cm" svg:x2="5.472cm" svg:y2="17.081cm">
            <text:p/>
          </draw:line>
          <draw:line draw:style-name="gr5" draw:text-style-name="P1" draw:layer="measurelines" svg:x1="5.656cm" svg:y1="16.627cm" svg:x2="5.761cm" svg:y2="16.673cm">
            <text:p/>
          </draw:line>
          <draw:line draw:style-name="gr5" draw:text-style-name="P1" draw:layer="measurelines" svg:x1="4.59cm" svg:y1="15.587cm" svg:x2="4.564cm" svg:y2="15.482cm">
            <text:p/>
          </draw:line>
        </draw:g>
        <draw:g>
          <draw:g>
            <draw:circle draw:style-name="gr6" draw:text-style-name="P1" draw:layer="measurelines" svg:width="1.57cm" svg:height="1.57cm" svg:x="1.514cm" svg:y="2.903cm">
              <text:p/>
            </draw:circle>
            <draw:circle draw:style-name="gr7" draw:text-style-name="P1" draw:layer="measurelines" svg:width="0.68cm" svg:height="0.68cm" svg:x="1.96cm" svg:y="3.349cm">
              <text:p/>
            </draw:circle>
            <draw:line draw:style-name="gr5" draw:text-style-name="P1" draw:layer="measurelines" svg:x1="2.296cm" svg:y1="4.029cm" svg:x2="2.296cm" svg:y2="3.349cm">
              <text:p/>
            </draw:line>
            <draw:line draw:style-name="gr5" draw:text-style-name="P1" draw:layer="measurelines" svg:x1="1.96cm" svg:y1="3.685cm" svg:x2="2.64cm" svg:y2="3.685cm">
              <text:p/>
            </draw:line>
          </draw:g>
          <draw:frame draw:style-name="gr8" draw:text-style-name="P2" draw:layer="measurelines" svg:width="0.68cm" svg:height="0.603cm" svg:x="1.338cm" svg:y="4.31cm">
            <draw:text-box>
              <text:p text:style-name="P2">1</text:p>
            </draw:text-box>
          </draw:frame>
          <draw:frame draw:style-name="gr8" draw:text-style-name="P2" draw:layer="measurelines" svg:width="0.858cm" svg:height="0.603cm" svg:x="2.512cm" svg:y="4.313cm">
            <draw:text-box>
              <text:p text:style-name="P2">10</text:p>
            </draw:text-box>
          </draw:frame>
          <draw:line draw:style-name="gr5" draw:text-style-name="P1" draw:layer="measurelines" svg:x1="1.789cm" svg:y1="4.347cm" svg:x2="1.71cm" svg:y2="4.426cm">
            <text:p/>
          </draw:line>
          <draw:line draw:style-name="gr5" draw:text-style-name="P1" draw:layer="measurelines" svg:x1="1.519cm" svg:y1="3.979cm" svg:x2="1.413cm" svg:y2="4.031cm">
            <text:p/>
          </draw:line>
          <draw:line draw:style-name="gr5" draw:text-style-name="P1" draw:layer="measurelines" svg:x1="1.487cm" svg:y1="3.531cm" svg:x2="1.361cm" svg:y2="3.505cm">
            <text:p/>
          </draw:line>
          <draw:line draw:style-name="gr5" draw:text-style-name="P1" draw:layer="measurelines" svg:x1="1.652cm" svg:y1="3.102cm" svg:x2="1.552cm" svg:y2="3.024cm">
            <text:p/>
          </draw:line>
          <draw:line draw:style-name="gr5" draw:text-style-name="P1" draw:layer="measurelines" svg:x1="2.505cm" svg:y1="2.893cm" svg:x2="2.545cm" svg:y2="2.781cm">
            <text:p/>
          </draw:line>
          <draw:line draw:style-name="gr5" draw:text-style-name="P1" draw:layer="measurelines" svg:x1="2.898cm" svg:y1="3.104cm" svg:x2="2.997cm" svg:y2="3.018cm">
            <text:p/>
          </draw:line>
          <draw:line draw:style-name="gr5" draw:text-style-name="P1" draw:layer="measurelines" svg:x1="3.111cm" svg:y1="3.439cm" svg:x2="3.223cm" svg:y2="3.393cm">
            <text:p/>
          </draw:line>
          <draw:line draw:style-name="gr5" draw:text-style-name="P1" draw:layer="measurelines" svg:x1="2.842cm" svg:y1="4.314cm" svg:x2="2.921cm" svg:y2="4.393cm">
            <text:p/>
          </draw:line>
          <draw:line draw:style-name="gr5" draw:text-style-name="P1" draw:layer="measurelines" svg:x1="3.105cm" svg:y1="3.939cm" svg:x2="3.21cm" svg:y2="3.985cm">
            <text:p/>
          </draw:line>
          <draw:line draw:style-name="gr5" draw:text-style-name="P1" draw:layer="measurelines" svg:x1="2.039cm" svg:y1="2.899cm" svg:x2="2.013cm" svg:y2="2.794cm">
            <text:p/>
          </draw:line>
        </draw:g>
        <draw:g>
          <draw:circle draw:style-name="gr3" draw:text-style-name="P1" draw:layer="measurelines" svg:width="1.82cm" svg:height="1.82cm" svg:x="3.398cm" svg:y="2.804cm">
            <text:p/>
          </draw:circle>
          <draw:circle draw:style-name="gr4" draw:text-style-name="P1" draw:layer="measurelines" svg:width="1.12cm" svg:height="1.12cm" svg:x="3.748cm" svg:y="3.152cm">
            <text:p/>
          </draw:circle>
          <draw:line draw:style-name="gr5" draw:text-style-name="P1" draw:layer="measurelines" svg:x1="3.748cm" svg:y1="3.712cm" svg:x2="4.863cm" svg:y2="3.712cm">
            <text:p/>
          </draw:line>
          <draw:line draw:style-name="gr5" draw:text-style-name="P1" draw:layer="measurelines" svg:x1="4.307cm" svg:y1="3.16cm" svg:x2="4.307cm" svg:y2="4.27cm">
            <text:p/>
          </draw:line>
        </draw:g>
        <draw:frame draw:style-name="gr8" draw:text-style-name="P3" draw:layer="measurelines" svg:width="3.567cm" svg:height="0.963cm" svg:x="1.534cm" svg:y="1.565cm">
          <draw:text-box>
            <text:p text:style-name="P3"><text:span text:style-name="T1">CV Source</text:span></text:p>
          </draw:text-box>
        </draw:frame>
        <draw:g>
          <draw:g>
            <draw:circle draw:style-name="gr6" draw:text-style-name="P1" draw:layer="measurelines" svg:width="1.57cm" svg:height="1.57cm" svg:x="1.487cm" svg:y="5.323cm">
              <text:p/>
            </draw:circle>
            <draw:circle draw:style-name="gr7" draw:text-style-name="P1" draw:layer="measurelines" svg:width="0.68cm" svg:height="0.68cm" svg:x="1.933cm" svg:y="5.769cm">
              <text:p/>
            </draw:circle>
            <draw:line draw:style-name="gr5" draw:text-style-name="P1" draw:layer="measurelines" svg:x1="2.269cm" svg:y1="6.449cm" svg:x2="2.269cm" svg:y2="5.769cm">
              <text:p/>
            </draw:line>
            <draw:line draw:style-name="gr5" draw:text-style-name="P1" draw:layer="measurelines" svg:x1="1.933cm" svg:y1="6.105cm" svg:x2="2.613cm" svg:y2="6.105cm">
              <text:p/>
            </draw:line>
          </draw:g>
          <draw:frame draw:style-name="gr8" draw:text-style-name="P2" draw:layer="measurelines" svg:width="0.68cm" svg:height="0.603cm" svg:x="1.311cm" svg:y="6.73cm">
            <draw:text-box>
              <text:p text:style-name="P2">0</text:p>
            </draw:text-box>
          </draw:frame>
          <draw:frame draw:style-name="gr8" draw:text-style-name="P2" draw:layer="measurelines" svg:width="0.68cm" svg:height="0.603cm" svg:x="2.585cm" svg:y="6.733cm">
            <draw:text-box>
              <text:p text:style-name="P2">2</text:p>
            </draw:text-box>
          </draw:frame>
          <draw:line draw:style-name="gr5" draw:text-style-name="P1" draw:layer="measurelines" svg:x1="1.762cm" svg:y1="6.767cm" svg:x2="1.683cm" svg:y2="6.846cm">
            <text:p/>
          </draw:line>
          <draw:line draw:style-name="gr5" draw:text-style-name="P1" draw:layer="measurelines" svg:x1="1.492cm" svg:y1="6.399cm" svg:x2="1.386cm" svg:y2="6.451cm">
            <text:p/>
          </draw:line>
          <draw:line draw:style-name="gr5" draw:text-style-name="P1" draw:layer="measurelines" svg:x1="1.46cm" svg:y1="5.951cm" svg:x2="1.334cm" svg:y2="5.925cm">
            <text:p/>
          </draw:line>
          <draw:line draw:style-name="gr5" draw:text-style-name="P1" draw:layer="measurelines" svg:x1="1.625cm" svg:y1="5.522cm" svg:x2="1.525cm" svg:y2="5.444cm">
            <text:p/>
          </draw:line>
          <draw:line draw:style-name="gr5" draw:text-style-name="P1" draw:layer="measurelines" svg:x1="2.478cm" svg:y1="5.313cm" svg:x2="2.518cm" svg:y2="5.201cm">
            <text:p/>
          </draw:line>
          <draw:line draw:style-name="gr5" draw:text-style-name="P1" draw:layer="measurelines" svg:x1="2.871cm" svg:y1="5.524cm" svg:x2="2.97cm" svg:y2="5.438cm">
            <text:p/>
          </draw:line>
          <draw:line draw:style-name="gr5" draw:text-style-name="P1" draw:layer="measurelines" svg:x1="3.084cm" svg:y1="5.859cm" svg:x2="3.196cm" svg:y2="5.813cm">
            <text:p/>
          </draw:line>
          <draw:line draw:style-name="gr5" draw:text-style-name="P1" draw:layer="measurelines" svg:x1="2.815cm" svg:y1="6.734cm" svg:x2="2.894cm" svg:y2="6.813cm">
            <text:p/>
          </draw:line>
          <draw:line draw:style-name="gr5" draw:text-style-name="P1" draw:layer="measurelines" svg:x1="3.078cm" svg:y1="6.359cm" svg:x2="3.183cm" svg:y2="6.405cm">
            <text:p/>
          </draw:line>
          <draw:line draw:style-name="gr5" draw:text-style-name="P1" draw:layer="measurelines" svg:x1="2.012cm" svg:y1="5.319cm" svg:x2="1.986cm" svg:y2="5.214cm">
            <text:p/>
          </draw:line>
        </draw:g>
        <draw:g>
          <draw:g>
            <draw:circle draw:style-name="gr6" draw:text-style-name="P1" draw:layer="measurelines" svg:width="1.57cm" svg:height="1.57cm" svg:x="1.487cm" svg:y="7.723cm">
              <text:p/>
            </draw:circle>
            <draw:circle draw:style-name="gr7" draw:text-style-name="P1" draw:layer="measurelines" svg:width="0.68cm" svg:height="0.68cm" svg:x="1.933cm" svg:y="8.169cm">
              <text:p/>
            </draw:circle>
            <draw:line draw:style-name="gr5" draw:text-style-name="P1" draw:layer="measurelines" svg:x1="2.269cm" svg:y1="8.849cm" svg:x2="2.269cm" svg:y2="8.169cm">
              <text:p/>
            </draw:line>
            <draw:line draw:style-name="gr5" draw:text-style-name="P1" draw:layer="measurelines" svg:x1="1.933cm" svg:y1="8.505cm" svg:x2="2.613cm" svg:y2="8.505cm">
              <text:p/>
            </draw:line>
          </draw:g>
          <draw:frame draw:style-name="gr8" draw:text-style-name="P2" draw:layer="measurelines" svg:width="0.68cm" svg:height="0.603cm" svg:x="1.311cm" svg:y="9.13cm">
            <draw:text-box>
              <text:p text:style-name="P2">0</text:p>
            </draw:text-box>
          </draw:frame>
          <draw:frame draw:style-name="gr8" draw:text-style-name="P2" draw:layer="measurelines" svg:width="0.68cm" svg:height="0.603cm" svg:x="2.585cm" svg:y="9.133cm">
            <draw:text-box>
              <text:p text:style-name="P2">2</text:p>
            </draw:text-box>
          </draw:frame>
          <draw:line draw:style-name="gr5" draw:text-style-name="P1" draw:layer="measurelines" svg:x1="1.762cm" svg:y1="9.167cm" svg:x2="1.683cm" svg:y2="9.246cm">
            <text:p/>
          </draw:line>
          <draw:line draw:style-name="gr5" draw:text-style-name="P1" draw:layer="measurelines" svg:x1="1.492cm" svg:y1="8.799cm" svg:x2="1.386cm" svg:y2="8.851cm">
            <text:p/>
          </draw:line>
          <draw:line draw:style-name="gr5" draw:text-style-name="P1" draw:layer="measurelines" svg:x1="1.46cm" svg:y1="8.351cm" svg:x2="1.334cm" svg:y2="8.325cm">
            <text:p/>
          </draw:line>
          <draw:line draw:style-name="gr5" draw:text-style-name="P1" draw:layer="measurelines" svg:x1="1.625cm" svg:y1="7.922cm" svg:x2="1.525cm" svg:y2="7.844cm">
            <text:p/>
          </draw:line>
          <draw:line draw:style-name="gr5" draw:text-style-name="P1" draw:layer="measurelines" svg:x1="2.478cm" svg:y1="7.713cm" svg:x2="2.518cm" svg:y2="7.601cm">
            <text:p/>
          </draw:line>
          <draw:line draw:style-name="gr5" draw:text-style-name="P1" draw:layer="measurelines" svg:x1="2.871cm" svg:y1="7.924cm" svg:x2="2.97cm" svg:y2="7.838cm">
            <text:p/>
          </draw:line>
          <draw:line draw:style-name="gr5" draw:text-style-name="P1" draw:layer="measurelines" svg:x1="3.084cm" svg:y1="8.259cm" svg:x2="3.196cm" svg:y2="8.213cm">
            <text:p/>
          </draw:line>
          <draw:line draw:style-name="gr5" draw:text-style-name="P1" draw:layer="measurelines" svg:x1="2.815cm" svg:y1="9.134cm" svg:x2="2.894cm" svg:y2="9.213cm">
            <text:p/>
          </draw:line>
          <draw:line draw:style-name="gr5" draw:text-style-name="P1" draw:layer="measurelines" svg:x1="3.078cm" svg:y1="8.759cm" svg:x2="3.183cm" svg:y2="8.805cm">
            <text:p/>
          </draw:line>
          <draw:line draw:style-name="gr5" draw:text-style-name="P1" draw:layer="measurelines" svg:x1="2.012cm" svg:y1="7.719cm" svg:x2="1.986cm" svg:y2="7.614cm">
            <text:p/>
          </draw:line>
        </draw:g>
        <draw:g>
          <draw:g>
            <draw:circle draw:style-name="gr6" draw:text-style-name="P1" draw:layer="measurelines" svg:width="1.57cm" svg:height="1.57cm" svg:x="1.487cm" svg:y="10.137cm">
              <text:p/>
            </draw:circle>
            <draw:circle draw:style-name="gr7" draw:text-style-name="P1" draw:layer="measurelines" svg:width="0.68cm" svg:height="0.68cm" svg:x="1.933cm" svg:y="10.583cm">
              <text:p/>
            </draw:circle>
            <draw:line draw:style-name="gr5" draw:text-style-name="P1" draw:layer="measurelines" svg:x1="2.269cm" svg:y1="11.263cm" svg:x2="2.269cm" svg:y2="10.583cm">
              <text:p/>
            </draw:line>
            <draw:line draw:style-name="gr5" draw:text-style-name="P1" draw:layer="measurelines" svg:x1="1.933cm" svg:y1="10.919cm" svg:x2="2.613cm" svg:y2="10.919cm">
              <text:p/>
            </draw:line>
          </draw:g>
          <draw:frame draw:style-name="gr8" draw:text-style-name="P2" draw:layer="measurelines" svg:width="0.68cm" svg:height="0.603cm" svg:x="1.311cm" svg:y="11.544cm">
            <draw:text-box>
              <text:p text:style-name="P2">0</text:p>
            </draw:text-box>
          </draw:frame>
          <draw:frame draw:style-name="gr8" draw:text-style-name="P2" draw:layer="measurelines" svg:width="0.68cm" svg:height="0.603cm" svg:x="2.585cm" svg:y="11.547cm">
            <draw:text-box>
              <text:p text:style-name="P2">1</text:p>
            </draw:text-box>
          </draw:frame>
          <draw:line draw:style-name="gr5" draw:text-style-name="P1" draw:layer="measurelines" svg:x1="1.762cm" svg:y1="11.581cm" svg:x2="1.683cm" svg:y2="11.66cm">
            <text:p/>
          </draw:line>
          <draw:line draw:style-name="gr5" draw:text-style-name="P1" draw:layer="measurelines" svg:x1="1.492cm" svg:y1="11.213cm" svg:x2="1.386cm" svg:y2="11.265cm">
            <text:p/>
          </draw:line>
          <draw:line draw:style-name="gr5" draw:text-style-name="P1" draw:layer="measurelines" svg:x1="1.46cm" svg:y1="10.765cm" svg:x2="1.334cm" svg:y2="10.739cm">
            <text:p/>
          </draw:line>
          <draw:line draw:style-name="gr5" draw:text-style-name="P1" draw:layer="measurelines" svg:x1="1.625cm" svg:y1="10.336cm" svg:x2="1.525cm" svg:y2="10.258cm">
            <text:p/>
          </draw:line>
          <draw:line draw:style-name="gr5" draw:text-style-name="P1" draw:layer="measurelines" svg:x1="2.478cm" svg:y1="10.127cm" svg:x2="2.518cm" svg:y2="10.015cm">
            <text:p/>
          </draw:line>
          <draw:line draw:style-name="gr5" draw:text-style-name="P1" draw:layer="measurelines" svg:x1="2.871cm" svg:y1="10.338cm" svg:x2="2.97cm" svg:y2="10.252cm">
            <text:p/>
          </draw:line>
          <draw:line draw:style-name="gr5" draw:text-style-name="P1" draw:layer="measurelines" svg:x1="3.084cm" svg:y1="10.673cm" svg:x2="3.196cm" svg:y2="10.627cm">
            <text:p/>
          </draw:line>
          <draw:line draw:style-name="gr5" draw:text-style-name="P1" draw:layer="measurelines" svg:x1="2.815cm" svg:y1="11.548cm" svg:x2="2.894cm" svg:y2="11.627cm">
            <text:p/>
          </draw:line>
          <draw:line draw:style-name="gr5" draw:text-style-name="P1" draw:layer="measurelines" svg:x1="3.078cm" svg:y1="11.173cm" svg:x2="3.183cm" svg:y2="11.219cm">
            <text:p/>
          </draw:line>
          <draw:line draw:style-name="gr5" draw:text-style-name="P1" draw:layer="measurelines" svg:x1="2.012cm" svg:y1="10.133cm" svg:x2="1.986cm" svg:y2="10.028cm">
            <text:p/>
          </draw:line>
        </draw:g>
        <draw:g>
          <draw:g>
            <draw:circle draw:style-name="gr6" draw:text-style-name="P1" draw:layer="measurelines" svg:width="1.57cm" svg:height="1.57cm" svg:x="1.487cm" svg:y="12.425cm">
              <text:p/>
            </draw:circle>
            <draw:circle draw:style-name="gr7" draw:text-style-name="P1" draw:layer="measurelines" svg:width="0.68cm" svg:height="0.68cm" svg:x="1.933cm" svg:y="12.871cm">
              <text:p/>
            </draw:circle>
            <draw:line draw:style-name="gr5" draw:text-style-name="P1" draw:layer="measurelines" svg:x1="2.269cm" svg:y1="13.551cm" svg:x2="2.269cm" svg:y2="12.871cm">
              <text:p/>
            </draw:line>
            <draw:line draw:style-name="gr5" draw:text-style-name="P1" draw:layer="measurelines" svg:x1="1.933cm" svg:y1="13.207cm" svg:x2="2.613cm" svg:y2="13.207cm">
              <text:p/>
            </draw:line>
          </draw:g>
          <draw:frame draw:style-name="gr8" draw:text-style-name="P2" draw:layer="measurelines" svg:width="0.68cm" svg:height="0.603cm" svg:x="1.311cm" svg:y="13.832cm">
            <draw:text-box>
              <text:p text:style-name="P2">0</text:p>
            </draw:text-box>
          </draw:frame>
          <draw:frame draw:style-name="gr8" draw:text-style-name="P2" draw:layer="measurelines" svg:width="0.68cm" svg:height="0.603cm" svg:x="2.585cm" svg:y="13.835cm">
            <draw:text-box>
              <text:p text:style-name="P2">1</text:p>
            </draw:text-box>
          </draw:frame>
          <draw:line draw:style-name="gr5" draw:text-style-name="P1" draw:layer="measurelines" svg:x1="1.762cm" svg:y1="13.869cm" svg:x2="1.683cm" svg:y2="13.948cm">
            <text:p/>
          </draw:line>
          <draw:line draw:style-name="gr5" draw:text-style-name="P1" draw:layer="measurelines" svg:x1="1.492cm" svg:y1="13.501cm" svg:x2="1.386cm" svg:y2="13.553cm">
            <text:p/>
          </draw:line>
          <draw:line draw:style-name="gr5" draw:text-style-name="P1" draw:layer="measurelines" svg:x1="1.46cm" svg:y1="13.053cm" svg:x2="1.334cm" svg:y2="13.027cm">
            <text:p/>
          </draw:line>
          <draw:line draw:style-name="gr5" draw:text-style-name="P1" draw:layer="measurelines" svg:x1="1.625cm" svg:y1="12.624cm" svg:x2="1.525cm" svg:y2="12.546cm">
            <text:p/>
          </draw:line>
          <draw:line draw:style-name="gr5" draw:text-style-name="P1" draw:layer="measurelines" svg:x1="2.478cm" svg:y1="12.415cm" svg:x2="2.518cm" svg:y2="12.303cm">
            <text:p/>
          </draw:line>
          <draw:line draw:style-name="gr5" draw:text-style-name="P1" draw:layer="measurelines" svg:x1="2.871cm" svg:y1="12.626cm" svg:x2="2.97cm" svg:y2="12.54cm">
            <text:p/>
          </draw:line>
          <draw:line draw:style-name="gr5" draw:text-style-name="P1" draw:layer="measurelines" svg:x1="3.084cm" svg:y1="12.961cm" svg:x2="3.196cm" svg:y2="12.915cm">
            <text:p/>
          </draw:line>
          <draw:line draw:style-name="gr5" draw:text-style-name="P1" draw:layer="measurelines" svg:x1="2.815cm" svg:y1="13.836cm" svg:x2="2.894cm" svg:y2="13.915cm">
            <text:p/>
          </draw:line>
          <draw:line draw:style-name="gr5" draw:text-style-name="P1" draw:layer="measurelines" svg:x1="3.078cm" svg:y1="13.461cm" svg:x2="3.183cm" svg:y2="13.507cm">
            <text:p/>
          </draw:line>
          <draw:line draw:style-name="gr5" draw:text-style-name="P1" draw:layer="measurelines" svg:x1="2.012cm" svg:y1="12.421cm" svg:x2="1.986cm" svg:y2="12.316cm">
            <text:p/>
          </draw:line>
        </draw:g>
        <draw:g>
          <draw:circle draw:style-name="gr3" draw:text-style-name="P1" draw:layer="measurelines" svg:width="1.82cm" svg:height="1.82cm" svg:x="3.398cm" svg:y="5.174cm">
            <text:p/>
          </draw:circle>
          <draw:circle draw:style-name="gr4" draw:text-style-name="P1" draw:layer="measurelines" svg:width="1.12cm" svg:height="1.12cm" svg:x="3.748cm" svg:y="5.522cm">
            <text:p/>
          </draw:circle>
          <draw:line draw:style-name="gr5" draw:text-style-name="P1" draw:layer="measurelines" svg:x1="3.748cm" svg:y1="6.082cm" svg:x2="4.863cm" svg:y2="6.082cm">
            <text:p/>
          </draw:line>
          <draw:line draw:style-name="gr5" draw:text-style-name="P1" draw:layer="measurelines" svg:x1="4.307cm" svg:y1="5.53cm" svg:x2="4.307cm" svg:y2="6.64cm">
            <text:p/>
          </draw:line>
        </draw:g>
        <draw:g>
          <draw:circle draw:style-name="gr3" draw:text-style-name="P1" draw:layer="measurelines" svg:width="1.82cm" svg:height="1.82cm" svg:x="3.398cm" svg:y="7.546cm">
            <text:p/>
          </draw:circle>
          <draw:circle draw:style-name="gr4" draw:text-style-name="P1" draw:layer="measurelines" svg:width="1.12cm" svg:height="1.12cm" svg:x="3.748cm" svg:y="7.894cm">
            <text:p/>
          </draw:circle>
          <draw:line draw:style-name="gr5" draw:text-style-name="P1" draw:layer="measurelines" svg:x1="3.748cm" svg:y1="8.454cm" svg:x2="4.863cm" svg:y2="8.454cm">
            <text:p/>
          </draw:line>
          <draw:line draw:style-name="gr5" draw:text-style-name="P1" draw:layer="measurelines" svg:x1="4.307cm" svg:y1="7.902cm" svg:x2="4.307cm" svg:y2="9.012cm">
            <text:p/>
          </draw:line>
        </draw:g>
        <draw:g>
          <draw:circle draw:style-name="gr3" draw:text-style-name="P1" draw:layer="measurelines" svg:width="1.82cm" svg:height="1.82cm" svg:x="3.398cm" svg:y="9.96cm">
            <text:p/>
          </draw:circle>
          <draw:circle draw:style-name="gr4" draw:text-style-name="P1" draw:layer="measurelines" svg:width="1.12cm" svg:height="1.12cm" svg:x="3.748cm" svg:y="10.308cm">
            <text:p/>
          </draw:circle>
          <draw:line draw:style-name="gr5" draw:text-style-name="P1" draw:layer="measurelines" svg:x1="3.748cm" svg:y1="10.868cm" svg:x2="4.863cm" svg:y2="10.868cm">
            <text:p/>
          </draw:line>
          <draw:line draw:style-name="gr5" draw:text-style-name="P1" draw:layer="measurelines" svg:x1="4.307cm" svg:y1="10.316cm" svg:x2="4.307cm" svg:y2="11.426cm">
            <text:p/>
          </draw:line>
        </draw:g>
        <draw:g>
          <draw:circle draw:style-name="gr3" draw:text-style-name="P1" draw:layer="measurelines" svg:width="1.82cm" svg:height="1.82cm" svg:x="3.398cm" svg:y="12.262cm">
            <text:p/>
          </draw:circle>
          <draw:circle draw:style-name="gr4" draw:text-style-name="P1" draw:layer="measurelines" svg:width="1.12cm" svg:height="1.12cm" svg:x="3.748cm" svg:y="12.61cm">
            <text:p/>
          </draw:circle>
          <draw:line draw:style-name="gr5" draw:text-style-name="P1" draw:layer="measurelines" svg:x1="3.748cm" svg:y1="13.17cm" svg:x2="4.863cm" svg:y2="13.17cm">
            <text:p/>
          </draw:line>
          <draw:line draw:style-name="gr5" draw:text-style-name="P1" draw:layer="measurelines" svg:x1="4.307cm" svg:y1="12.618cm" svg:x2="4.307cm" svg:y2="13.728cm">
            <text:p/>
          </draw:line>
        </draw:g>
        <draw:frame draw:style-name="gr8" draw:text-style-name="P4" draw:layer="measurelines" svg:width="1.184cm" svg:height="0.746cm" svg:x="2.764cm" svg:y="2.336cm">
          <draw:text-box>
            <text:p text:style-name="P3"><text:span text:style-name="T2">10v</text:span></text:p>
          </draw:text-box>
        </draw:frame>
        <draw:frame draw:style-name="gr8" draw:text-style-name="P4" draw:layer="measurelines" svg:width="0.951cm" svg:height="0.746cm" svg:x="2.909cm" svg:y="4.733cm">
          <draw:text-box>
            <text:p text:style-name="P3"><text:span text:style-name="T2">2v</text:span></text:p>
          </draw:text-box>
        </draw:frame>
        <draw:frame draw:style-name="gr8" draw:text-style-name="P4" draw:layer="measurelines" svg:width="0.951cm" svg:height="0.746cm" svg:x="2.91cm" svg:y="7.162cm">
          <draw:text-box>
            <text:p text:style-name="P3"><text:span text:style-name="T2">2v</text:span></text:p>
          </draw:text-box>
        </draw:frame>
        <draw:frame draw:style-name="gr8" draw:text-style-name="P4" draw:layer="measurelines" svg:width="0.951cm" svg:height="0.746cm" svg:x="2.91cm" svg:y="9.547cm">
          <draw:text-box>
            <text:p text:style-name="P3"><text:span text:style-name="T2">1v</text:span></text:p>
          </draw:text-box>
        </draw:frame>
        <draw:frame draw:style-name="gr8" draw:text-style-name="P4" draw:layer="measurelines" svg:width="0.951cm" svg:height="0.746cm" svg:x="2.911cm" svg:y="11.935cm">
          <draw:text-box>
            <text:p text:style-name="P3"><text:span text:style-name="T2">1v</text:span></text:p>
          </draw:text-box>
        </draw:frame>
        <draw:line draw:style-name="gr9" draw:text-style-name="P1" draw:layer="measurelines" svg:x1="1.335cm" svg:y1="4.804cm" svg:x2="5.304cm" svg:y2="4.804cm">
          <text:p/>
        </draw:line>
        <draw:line draw:style-name="gr9" draw:text-style-name="P1" draw:layer="measurelines" svg:x1="1.336cm" svg:y1="7.19cm" svg:x2="5.305cm" svg:y2="7.19cm">
          <text:p/>
        </draw:line>
        <draw:line draw:style-name="gr9" draw:text-style-name="P1" draw:layer="measurelines" svg:x1="1.336cm" svg:y1="9.672cm" svg:x2="5.305cm" svg:y2="9.672cm">
          <text:p/>
        </draw:line>
        <draw:line draw:style-name="gr9" draw:text-style-name="P1" draw:layer="measurelines" svg:x1="1.336cm" svg:y1="12.046cm" svg:x2="5.305cm" svg:y2="12.046cm">
          <text:p/>
        </draw:line>
        <draw:rect draw:style-name="gr3" draw:text-style-name="P1" draw:layer="measurelines" svg:width="4.06cm" svg:height="12.84cm" svg:x="5.789cm" svg:y="1.518cm">
          <text:p/>
        </draw:rect>
        <draw:frame draw:style-name="gr8" draw:text-style-name="P3" draw:layer="measurelines" svg:width="3.533cm" svg:height="0.963cm" svg:x="6.035cm" svg:y="1.566cm">
          <draw:text-box>
            <text:p text:style-name="P3"><text:span text:style-name="T1">CV Splitter</text:span></text:p>
          </draw:text-box>
        </draw:frame>
        <draw:g>
          <draw:circle draw:style-name="gr3" draw:text-style-name="P1" draw:layer="measurelines" svg:width="1.82cm" svg:height="1.82cm" svg:x="5.912cm" svg:y="2.804cm">
            <text:p/>
          </draw:circle>
          <draw:circle draw:style-name="gr4" draw:text-style-name="P1" draw:layer="measurelines" svg:width="1.12cm" svg:height="1.12cm" svg:x="6.262cm" svg:y="3.152cm">
            <text:p/>
          </draw:circle>
          <draw:line draw:style-name="gr5" draw:text-style-name="P1" draw:layer="measurelines" svg:x1="6.262cm" svg:y1="3.712cm" svg:x2="7.377cm" svg:y2="3.712cm">
            <text:p/>
          </draw:line>
          <draw:line draw:style-name="gr5" draw:text-style-name="P1" draw:layer="measurelines" svg:x1="6.821cm" svg:y1="3.16cm" svg:x2="6.821cm" svg:y2="4.27cm">
            <text:p/>
          </draw:line>
        </draw:g>
        <draw:g>
          <draw:circle draw:style-name="gr3" draw:text-style-name="P1" draw:layer="measurelines" svg:width="1.82cm" svg:height="1.82cm" svg:x="7.882cm" svg:y="2.804cm">
            <text:p/>
          </draw:circle>
          <draw:circle draw:style-name="gr4" draw:text-style-name="P1" draw:layer="measurelines" svg:width="1.12cm" svg:height="1.12cm" svg:x="8.232cm" svg:y="3.152cm">
            <text:p/>
          </draw:circle>
          <draw:line draw:style-name="gr5" draw:text-style-name="P1" draw:layer="measurelines" svg:x1="8.232cm" svg:y1="3.712cm" svg:x2="9.347cm" svg:y2="3.712cm">
            <text:p/>
          </draw:line>
          <draw:line draw:style-name="gr5" draw:text-style-name="P1" draw:layer="measurelines" svg:x1="8.791cm" svg:y1="3.16cm" svg:x2="8.791cm" svg:y2="4.27cm">
            <text:p/>
          </draw:line>
        </draw:g>
        <draw:g>
          <draw:circle draw:style-name="gr3" draw:text-style-name="P1" draw:layer="measurelines" svg:width="1.82cm" svg:height="1.82cm" svg:x="7.882cm" svg:y="5.174cm">
            <text:p/>
          </draw:circle>
          <draw:circle draw:style-name="gr4" draw:text-style-name="P1" draw:layer="measurelines" svg:width="1.12cm" svg:height="1.12cm" svg:x="8.232cm" svg:y="5.522cm">
            <text:p/>
          </draw:circle>
          <draw:line draw:style-name="gr5" draw:text-style-name="P1" draw:layer="measurelines" svg:x1="8.232cm" svg:y1="6.082cm" svg:x2="9.347cm" svg:y2="6.082cm">
            <text:p/>
          </draw:line>
          <draw:line draw:style-name="gr5" draw:text-style-name="P1" draw:layer="measurelines" svg:x1="8.791cm" svg:y1="5.53cm" svg:x2="8.791cm" svg:y2="6.64cm">
            <text:p/>
          </draw:line>
        </draw:g>
        <draw:g>
          <draw:circle draw:style-name="gr3" draw:text-style-name="P1" draw:layer="measurelines" svg:width="1.82cm" svg:height="1.82cm" svg:x="7.882cm" svg:y="7.546cm">
            <text:p/>
          </draw:circle>
          <draw:circle draw:style-name="gr4" draw:text-style-name="P1" draw:layer="measurelines" svg:width="1.12cm" svg:height="1.12cm" svg:x="8.232cm" svg:y="7.894cm">
            <text:p/>
          </draw:circle>
          <draw:line draw:style-name="gr5" draw:text-style-name="P1" draw:layer="measurelines" svg:x1="8.232cm" svg:y1="8.454cm" svg:x2="9.347cm" svg:y2="8.454cm">
            <text:p/>
          </draw:line>
          <draw:line draw:style-name="gr5" draw:text-style-name="P1" draw:layer="measurelines" svg:x1="8.791cm" svg:y1="7.902cm" svg:x2="8.791cm" svg:y2="9.012cm">
            <text:p/>
          </draw:line>
        </draw:g>
        <draw:g>
          <draw:circle draw:style-name="gr3" draw:text-style-name="P1" draw:layer="measurelines" svg:width="1.82cm" svg:height="1.82cm" svg:x="7.882cm" svg:y="9.96cm">
            <text:p/>
          </draw:circle>
          <draw:circle draw:style-name="gr4" draw:text-style-name="P1" draw:layer="measurelines" svg:width="1.12cm" svg:height="1.12cm" svg:x="8.232cm" svg:y="10.308cm">
            <text:p/>
          </draw:circle>
          <draw:line draw:style-name="gr5" draw:text-style-name="P1" draw:layer="measurelines" svg:x1="8.232cm" svg:y1="10.868cm" svg:x2="9.347cm" svg:y2="10.868cm">
            <text:p/>
          </draw:line>
          <draw:line draw:style-name="gr5" draw:text-style-name="P1" draw:layer="measurelines" svg:x1="8.791cm" svg:y1="10.316cm" svg:x2="8.791cm" svg:y2="11.426cm">
            <text:p/>
          </draw:line>
        </draw:g>
        <draw:g>
          <draw:circle draw:style-name="gr3" draw:text-style-name="P1" draw:layer="measurelines" svg:width="1.82cm" svg:height="1.82cm" svg:x="7.882cm" svg:y="12.262cm">
            <text:p/>
          </draw:circle>
          <draw:circle draw:style-name="gr4" draw:text-style-name="P1" draw:layer="measurelines" svg:width="1.12cm" svg:height="1.12cm" svg:x="8.232cm" svg:y="12.61cm">
            <text:p/>
          </draw:circle>
          <draw:line draw:style-name="gr5" draw:text-style-name="P1" draw:layer="measurelines" svg:x1="8.232cm" svg:y1="13.17cm" svg:x2="9.347cm" svg:y2="13.17cm">
            <text:p/>
          </draw:line>
          <draw:line draw:style-name="gr5" draw:text-style-name="P1" draw:layer="measurelines" svg:x1="8.791cm" svg:y1="12.618cm" svg:x2="8.791cm" svg:y2="13.728cm">
            <text:p/>
          </draw:line>
        </draw:g>
        <draw:line draw:style-name="gr9" draw:text-style-name="P1" draw:layer="measurelines" svg:x1="6.82cm" svg:y1="4.4cm" svg:x2="6.82cm" svg:y2="13.149cm">
          <text:p/>
        </draw:line>
        <draw:line draw:style-name="gr10" draw:text-style-name="P1" draw:layer="measurelines" svg:x1="7.625cm" svg:y1="3.694cm" svg:x2="7.97cm" svg:y2="3.701cm">
          <text:p/>
        </draw:line>
        <draw:line draw:style-name="gr11" draw:text-style-name="P1" draw:layer="measurelines" svg:x1="6.831cm" svg:y1="6.048cm" svg:x2="7.903cm" svg:y2="6.048cm">
          <text:p/>
        </draw:line>
        <draw:line draw:style-name="gr11" draw:text-style-name="P1" draw:layer="measurelines" svg:x1="6.831cm" svg:y1="8.448cm" svg:x2="7.903cm" svg:y2="8.448cm">
          <text:p/>
        </draw:line>
        <draw:line draw:style-name="gr11" draw:text-style-name="P1" draw:layer="measurelines" svg:x1="6.831cm" svg:y1="10.848cm" svg:x2="7.903cm" svg:y2="10.848cm">
          <text:p/>
        </draw:line>
        <draw:line draw:style-name="gr11" draw:text-style-name="P1" draw:layer="measurelines" svg:x1="6.831cm" svg:y1="13.182cm" svg:x2="7.903cm" svg:y2="13.182cm">
          <text:p/>
        </draw:line>
        <draw:rect draw:style-name="gr3" draw:text-style-name="P1" draw:layer="measurelines" svg:width="4.06cm" svg:height="12.84cm" svg:x="10.789cm" svg:y="1.518cm">
          <text:p/>
        </draw:rect>
        <draw:frame draw:style-name="gr8" draw:text-style-name="P3" draw:layer="measurelines" svg:width="3.106cm" svg:height="0.963cm" svg:x="11.29cm" svg:y="1.567cm">
          <draw:text-box>
            <text:p text:style-name="P3"><text:span text:style-name="T1">CV Mixer</text:span></text:p>
          </draw:text-box>
        </draw:frame>
        <draw:g>
          <draw:circle draw:style-name="gr3" draw:text-style-name="P1" draw:layer="measurelines" svg:width="1.82cm" svg:height="1.82cm" svg:x="7.882cm" svg:y="2.804cm">
            <text:p/>
          </draw:circle>
          <draw:circle draw:style-name="gr4" draw:text-style-name="P1" draw:layer="measurelines" svg:width="1.12cm" svg:height="1.12cm" svg:x="8.232cm" svg:y="3.152cm">
            <text:p/>
          </draw:circle>
          <draw:line draw:style-name="gr5" draw:text-style-name="P1" draw:layer="measurelines" svg:x1="8.232cm" svg:y1="3.712cm" svg:x2="9.347cm" svg:y2="3.712cm">
            <text:p/>
          </draw:line>
          <draw:line draw:style-name="gr5" draw:text-style-name="P1" draw:layer="measurelines" svg:x1="8.791cm" svg:y1="3.16cm" svg:x2="8.791cm" svg:y2="4.27cm">
            <text:p/>
          </draw:line>
        </draw:g>
        <draw:g>
          <draw:circle draw:style-name="gr3" draw:text-style-name="P1" draw:layer="measurelines" svg:width="1.82cm" svg:height="1.82cm" svg:x="7.882cm" svg:y="5.174cm">
            <text:p/>
          </draw:circle>
          <draw:circle draw:style-name="gr4" draw:text-style-name="P1" draw:layer="measurelines" svg:width="1.12cm" svg:height="1.12cm" svg:x="8.232cm" svg:y="5.522cm">
            <text:p/>
          </draw:circle>
          <draw:line draw:style-name="gr5" draw:text-style-name="P1" draw:layer="measurelines" svg:x1="8.232cm" svg:y1="6.082cm" svg:x2="9.347cm" svg:y2="6.082cm">
            <text:p/>
          </draw:line>
          <draw:line draw:style-name="gr5" draw:text-style-name="P1" draw:layer="measurelines" svg:x1="8.791cm" svg:y1="5.53cm" svg:x2="8.791cm" svg:y2="6.64cm">
            <text:p/>
          </draw:line>
        </draw:g>
        <draw:g>
          <draw:g>
            <draw:circle draw:style-name="gr3" draw:text-style-name="P1" draw:layer="measurelines" svg:width="1.82cm" svg:height="1.82cm" svg:x="10.992cm" svg:y="2.504cm">
              <text:p/>
            </draw:circle>
            <draw:circle draw:style-name="gr4" draw:text-style-name="P1" draw:layer="measurelines" svg:width="1.12cm" svg:height="1.12cm" svg:x="11.342cm" svg:y="2.852cm">
              <text:p/>
            </draw:circle>
            <draw:line draw:style-name="gr5" draw:text-style-name="P1" draw:layer="measurelines" svg:x1="11.342cm" svg:y1="3.412cm" svg:x2="12.457cm" svg:y2="3.412cm">
              <text:p/>
            </draw:line>
            <draw:line draw:style-name="gr5" draw:text-style-name="P1" draw:layer="measurelines" svg:x1="11.901cm" svg:y1="2.86cm" svg:x2="11.901cm" svg:y2="3.97cm">
              <text:p/>
            </draw:line>
          </draw:g>
          <draw:g>
            <draw:circle draw:style-name="gr3" draw:text-style-name="P1" draw:layer="measurelines" svg:width="1.82cm" svg:height="1.82cm" svg:x="10.992cm" svg:y="4.574cm">
              <text:p/>
            </draw:circle>
            <draw:circle draw:style-name="gr4" draw:text-style-name="P1" draw:layer="measurelines" svg:width="1.12cm" svg:height="1.12cm" svg:x="11.342cm" svg:y="4.922cm">
              <text:p/>
            </draw:circle>
            <draw:line draw:style-name="gr5" draw:text-style-name="P1" draw:layer="measurelines" svg:x1="11.342cm" svg:y1="5.482cm" svg:x2="12.457cm" svg:y2="5.482cm">
              <text:p/>
            </draw:line>
            <draw:line draw:style-name="gr5" draw:text-style-name="P1" draw:layer="measurelines" svg:x1="11.901cm" svg:y1="4.93cm" svg:x2="11.901cm" svg:y2="6.04cm">
              <text:p/>
            </draw:line>
          </draw:g>
          <draw:g>
            <draw:circle draw:style-name="gr3" draw:text-style-name="P1" draw:layer="measurelines" svg:width="1.82cm" svg:height="1.82cm" svg:x="12.857cm" svg:y="3.532cm">
              <text:p/>
            </draw:circle>
            <draw:circle draw:style-name="gr4" draw:text-style-name="P1" draw:layer="measurelines" svg:width="1.12cm" svg:height="1.12cm" svg:x="13.207cm" svg:y="3.88cm">
              <text:p/>
            </draw:circle>
            <draw:line draw:style-name="gr5" draw:text-style-name="P1" draw:layer="measurelines" svg:x1="13.207cm" svg:y1="4.44cm" svg:x2="14.322cm" svg:y2="4.44cm">
              <text:p/>
            </draw:line>
            <draw:line draw:style-name="gr5" draw:text-style-name="P1" draw:layer="measurelines" svg:x1="13.766cm" svg:y1="3.888cm" svg:x2="13.766cm" svg:y2="4.998cm">
              <text:p/>
            </draw:line>
          </draw:g>
          <draw:line draw:style-name="gr9" draw:text-style-name="P1" draw:layer="measurelines" svg:x1="12.795cm" svg:y1="3.407cm" svg:x2="13.773cm" svg:y2="3.407cm">
            <text:p/>
          </draw:line>
          <draw:line draw:style-name="gr9" draw:text-style-name="P1" draw:layer="measurelines" svg:x1="13.785cm" svg:y1="3.407cm" svg:x2="13.785cm" svg:y2="3.612cm">
            <text:p/>
          </draw:line>
          <draw:line draw:style-name="gr9" draw:text-style-name="P1" draw:layer="measurelines" svg:x1="13.785cm" svg:y1="5.272cm" svg:x2="13.785cm" svg:y2="5.477cm">
            <text:p/>
          </draw:line>
          <draw:line draw:style-name="gr9" draw:text-style-name="P1" draw:layer="measurelines" svg:x1="12.795cm" svg:y1="5.483cm" svg:x2="13.773cm" svg:y2="5.483cm">
            <text:p/>
          </draw:line>
        </draw:g>
        <draw:g>
          <draw:g>
            <draw:circle draw:style-name="gr3" draw:text-style-name="P1" draw:layer="measurelines" svg:width="1.82cm" svg:height="1.82cm" svg:x="10.993cm" svg:y="6.452cm">
              <text:p/>
            </draw:circle>
            <draw:circle draw:style-name="gr4" draw:text-style-name="P1" draw:layer="measurelines" svg:width="1.12cm" svg:height="1.12cm" svg:x="11.343cm" svg:y="6.8cm">
              <text:p/>
            </draw:circle>
            <draw:line draw:style-name="gr5" draw:text-style-name="P1" draw:layer="measurelines" svg:x1="11.343cm" svg:y1="7.36cm" svg:x2="12.458cm" svg:y2="7.36cm">
              <text:p/>
            </draw:line>
            <draw:line draw:style-name="gr5" draw:text-style-name="P1" draw:layer="measurelines" svg:x1="11.902cm" svg:y1="6.808cm" svg:x2="11.902cm" svg:y2="7.918cm">
              <text:p/>
            </draw:line>
          </draw:g>
          <draw:g>
            <draw:circle draw:style-name="gr3" draw:text-style-name="P1" draw:layer="measurelines" svg:width="1.82cm" svg:height="1.82cm" svg:x="10.993cm" svg:y="8.522cm">
              <text:p/>
            </draw:circle>
            <draw:circle draw:style-name="gr4" draw:text-style-name="P1" draw:layer="measurelines" svg:width="1.12cm" svg:height="1.12cm" svg:x="11.343cm" svg:y="8.87cm">
              <text:p/>
            </draw:circle>
            <draw:line draw:style-name="gr5" draw:text-style-name="P1" draw:layer="measurelines" svg:x1="11.343cm" svg:y1="9.43cm" svg:x2="12.458cm" svg:y2="9.43cm">
              <text:p/>
            </draw:line>
            <draw:line draw:style-name="gr5" draw:text-style-name="P1" draw:layer="measurelines" svg:x1="11.902cm" svg:y1="8.878cm" svg:x2="11.902cm" svg:y2="9.988cm">
              <text:p/>
            </draw:line>
          </draw:g>
          <draw:g>
            <draw:circle draw:style-name="gr3" draw:text-style-name="P1" draw:layer="measurelines" svg:width="1.82cm" svg:height="1.82cm" svg:x="12.858cm" svg:y="7.48cm">
              <text:p/>
            </draw:circle>
            <draw:circle draw:style-name="gr4" draw:text-style-name="P1" draw:layer="measurelines" svg:width="1.12cm" svg:height="1.12cm" svg:x="13.208cm" svg:y="7.828cm">
              <text:p/>
            </draw:circle>
            <draw:line draw:style-name="gr5" draw:text-style-name="P1" draw:layer="measurelines" svg:x1="13.208cm" svg:y1="8.388cm" svg:x2="14.323cm" svg:y2="8.388cm">
              <text:p/>
            </draw:line>
            <draw:line draw:style-name="gr5" draw:text-style-name="P1" draw:layer="measurelines" svg:x1="13.767cm" svg:y1="7.836cm" svg:x2="13.767cm" svg:y2="8.946cm">
              <text:p/>
            </draw:line>
          </draw:g>
          <draw:line draw:style-name="gr9" draw:text-style-name="P1" draw:layer="measurelines" svg:x1="12.796cm" svg:y1="7.355cm" svg:x2="13.774cm" svg:y2="7.355cm">
            <text:p/>
          </draw:line>
          <draw:line draw:style-name="gr9" draw:text-style-name="P1" draw:layer="measurelines" svg:x1="13.786cm" svg:y1="7.355cm" svg:x2="13.786cm" svg:y2="7.56cm">
            <text:p/>
          </draw:line>
          <draw:line draw:style-name="gr9" draw:text-style-name="P1" draw:layer="measurelines" svg:x1="13.786cm" svg:y1="9.22cm" svg:x2="13.786cm" svg:y2="9.425cm">
            <text:p/>
          </draw:line>
          <draw:line draw:style-name="gr9" draw:text-style-name="P1" draw:layer="measurelines" svg:x1="12.796cm" svg:y1="9.431cm" svg:x2="13.774cm" svg:y2="9.431cm">
            <text:p/>
          </draw:line>
        </draw:g>
        <draw:g>
          <draw:g>
            <draw:circle draw:style-name="gr3" draw:text-style-name="P1" draw:layer="measurelines" svg:width="1.82cm" svg:height="1.82cm" svg:x="10.993cm" svg:y="10.4cm">
              <text:p/>
            </draw:circle>
            <draw:circle draw:style-name="gr4" draw:text-style-name="P1" draw:layer="measurelines" svg:width="1.12cm" svg:height="1.12cm" svg:x="11.343cm" svg:y="10.748cm">
              <text:p/>
            </draw:circle>
            <draw:line draw:style-name="gr5" draw:text-style-name="P1" draw:layer="measurelines" svg:x1="11.343cm" svg:y1="11.308cm" svg:x2="12.458cm" svg:y2="11.308cm">
              <text:p/>
            </draw:line>
            <draw:line draw:style-name="gr5" draw:text-style-name="P1" draw:layer="measurelines" svg:x1="11.902cm" svg:y1="10.756cm" svg:x2="11.902cm" svg:y2="11.866cm">
              <text:p/>
            </draw:line>
          </draw:g>
          <draw:g>
            <draw:circle draw:style-name="gr3" draw:text-style-name="P1" draw:layer="measurelines" svg:width="1.82cm" svg:height="1.82cm" svg:x="10.993cm" svg:y="12.47cm">
              <text:p/>
            </draw:circle>
            <draw:circle draw:style-name="gr4" draw:text-style-name="P1" draw:layer="measurelines" svg:width="1.12cm" svg:height="1.12cm" svg:x="11.343cm" svg:y="12.818cm">
              <text:p/>
            </draw:circle>
            <draw:line draw:style-name="gr5" draw:text-style-name="P1" draw:layer="measurelines" svg:x1="11.343cm" svg:y1="13.378cm" svg:x2="12.458cm" svg:y2="13.378cm">
              <text:p/>
            </draw:line>
            <draw:line draw:style-name="gr5" draw:text-style-name="P1" draw:layer="measurelines" svg:x1="11.902cm" svg:y1="12.826cm" svg:x2="11.902cm" svg:y2="13.936cm">
              <text:p/>
            </draw:line>
          </draw:g>
          <draw:g>
            <draw:circle draw:style-name="gr3" draw:text-style-name="P1" draw:layer="measurelines" svg:width="1.82cm" svg:height="1.82cm" svg:x="12.858cm" svg:y="11.428cm">
              <text:p/>
            </draw:circle>
            <draw:circle draw:style-name="gr4" draw:text-style-name="P1" draw:layer="measurelines" svg:width="1.12cm" svg:height="1.12cm" svg:x="13.208cm" svg:y="11.776cm">
              <text:p/>
            </draw:circle>
            <draw:line draw:style-name="gr5" draw:text-style-name="P1" draw:layer="measurelines" svg:x1="13.208cm" svg:y1="12.336cm" svg:x2="14.323cm" svg:y2="12.336cm">
              <text:p/>
            </draw:line>
            <draw:line draw:style-name="gr5" draw:text-style-name="P1" draw:layer="measurelines" svg:x1="13.767cm" svg:y1="11.784cm" svg:x2="13.767cm" svg:y2="12.894cm">
              <text:p/>
            </draw:line>
          </draw:g>
          <draw:line draw:style-name="gr9" draw:text-style-name="P1" draw:layer="measurelines" svg:x1="12.796cm" svg:y1="11.303cm" svg:x2="13.774cm" svg:y2="11.303cm">
            <text:p/>
          </draw:line>
          <draw:line draw:style-name="gr9" draw:text-style-name="P1" draw:layer="measurelines" svg:x1="13.786cm" svg:y1="11.303cm" svg:x2="13.786cm" svg:y2="11.508cm">
            <text:p/>
          </draw:line>
          <draw:line draw:style-name="gr9" draw:text-style-name="P1" draw:layer="measurelines" svg:x1="13.786cm" svg:y1="13.168cm" svg:x2="13.786cm" svg:y2="13.373cm">
            <text:p/>
          </draw:line>
          <draw:line draw:style-name="gr9" draw:text-style-name="P1" draw:layer="measurelines" svg:x1="12.796cm" svg:y1="13.379cm" svg:x2="13.774cm" svg:y2="13.379cm">
            <text:p/>
          </draw:line>
        </draw:g>
        <draw:frame draw:style-name="gr8" draw:text-style-name="P5" draw:layer="measurelines" svg:width="3.368cm" svg:height="1.675cm" svg:x="15.79cm" svg:y="1.567cm">
          <draw:text-box>
            <text:p text:style-name="P5"><text:span text:style-name="T1">Waveform</text:span></text:p>
            <text:p text:style-name="P5"><text:span text:style-name="T1">Generator</text:span></text:p>
          </draw:text-box>
        </draw:frame>
        <draw:g>
          <draw:circle draw:style-name="gr3" draw:text-style-name="P1" draw:layer="measurelines" svg:width="1.82cm" svg:height="1.82cm" svg:x="15.51cm" svg:y="3.375cm">
            <text:p/>
          </draw:circle>
          <draw:circle draw:style-name="gr4" draw:text-style-name="P1" draw:layer="measurelines" svg:width="1.12cm" svg:height="1.12cm" svg:x="15.86cm" svg:y="3.723cm">
            <text:p/>
          </draw:circle>
          <draw:line draw:style-name="gr5" draw:text-style-name="P1" draw:layer="measurelines" svg:x1="15.86cm" svg:y1="4.283cm" svg:x2="16.975cm" svg:y2="4.283cm">
            <text:p/>
          </draw:line>
          <draw:line draw:style-name="gr5" draw:text-style-name="P1" draw:layer="measurelines" svg:x1="16.419cm" svg:y1="3.731cm" svg:x2="16.419cm" svg:y2="4.841cm">
            <text:p/>
          </draw:line>
        </draw:g>
        <draw:g>
          <draw:circle draw:style-name="gr3" draw:text-style-name="P1" draw:layer="measurelines" svg:width="1.82cm" svg:height="1.82cm" svg:x="17.484cm" svg:y="3.375cm">
            <text:p/>
          </draw:circle>
          <draw:circle draw:style-name="gr4" draw:text-style-name="P1" draw:layer="measurelines" svg:width="1.12cm" svg:height="1.12cm" svg:x="17.834cm" svg:y="3.723cm">
            <text:p/>
          </draw:circle>
          <draw:line draw:style-name="gr5" draw:text-style-name="P1" draw:layer="measurelines" svg:x1="17.834cm" svg:y1="4.283cm" svg:x2="18.949cm" svg:y2="4.283cm">
            <text:p/>
          </draw:line>
          <draw:line draw:style-name="gr5" draw:text-style-name="P1" draw:layer="measurelines" svg:x1="18.393cm" svg:y1="3.731cm" svg:x2="18.393cm" svg:y2="4.841cm">
            <text:p/>
          </draw:line>
        </draw:g>
        <draw:g>
          <draw:circle draw:style-name="gr6" draw:text-style-name="P1" draw:layer="measurelines" svg:width="1.57cm" svg:height="1.57cm" svg:x="15.613cm" svg:y="6.125cm">
            <text:p/>
          </draw:circle>
          <draw:circle draw:style-name="gr7" draw:text-style-name="P1" draw:layer="measurelines" svg:width="0.68cm" svg:height="0.68cm" svg:x="16.059cm" svg:y="6.571cm">
            <text:p/>
          </draw:circle>
          <draw:line draw:style-name="gr5" draw:text-style-name="P1" draw:layer="measurelines" svg:x1="16.395cm" svg:y1="7.251cm" svg:x2="16.395cm" svg:y2="6.571cm">
            <text:p/>
          </draw:line>
          <draw:line draw:style-name="gr5" draw:text-style-name="P1" draw:layer="measurelines" svg:x1="16.059cm" svg:y1="6.907cm" svg:x2="16.739cm" svg:y2="6.907cm">
            <text:p/>
          </draw:line>
        </draw:g>
        <draw:g>
          <draw:circle draw:style-name="gr6" draw:text-style-name="P1" draw:layer="measurelines" svg:width="1.57cm" svg:height="1.57cm" svg:x="17.639cm" svg:y="6.125cm">
            <text:p/>
          </draw:circle>
          <draw:circle draw:style-name="gr7" draw:text-style-name="P1" draw:layer="measurelines" svg:width="0.68cm" svg:height="0.68cm" svg:x="18.085cm" svg:y="6.571cm">
            <text:p/>
          </draw:circle>
          <draw:line draw:style-name="gr5" draw:text-style-name="P1" draw:layer="measurelines" svg:x1="18.421cm" svg:y1="7.251cm" svg:x2="18.421cm" svg:y2="6.571cm">
            <text:p/>
          </draw:line>
          <draw:line draw:style-name="gr5" draw:text-style-name="P1" draw:layer="measurelines" svg:x1="18.085cm" svg:y1="6.907cm" svg:x2="18.765cm" svg:y2="6.907cm">
            <text:p/>
          </draw:line>
        </draw:g>
        <draw:frame draw:style-name="gr8" draw:text-style-name="P2" draw:layer="measurelines" svg:width="0.963cm" svg:height="0.603cm" svg:x="17.411cm" svg:y="7.532cm">
          <draw:text-box>
            <text:p text:style-name="P2">0%</text:p>
          </draw:text-box>
        </draw:frame>
        <draw:frame draw:style-name="gr8" draw:text-style-name="P2" draw:layer="measurelines" svg:width="1.141cm" svg:height="0.603cm" svg:x="18.563cm" svg:y="7.535cm">
          <draw:text-box>
            <text:p text:style-name="P2">99%</text:p>
          </draw:text-box>
        </draw:frame>
        <draw:line draw:style-name="gr5" draw:text-style-name="P1" draw:layer="measurelines" svg:x1="17.914cm" svg:y1="7.569cm" svg:x2="17.835cm" svg:y2="7.648cm">
          <text:p/>
        </draw:line>
        <draw:line draw:style-name="gr5" draw:text-style-name="P1" draw:layer="measurelines" svg:x1="17.644cm" svg:y1="7.201cm" svg:x2="17.538cm" svg:y2="7.253cm">
          <text:p/>
        </draw:line>
        <draw:line draw:style-name="gr5" draw:text-style-name="P1" draw:layer="measurelines" svg:x1="17.612cm" svg:y1="6.753cm" svg:x2="17.486cm" svg:y2="6.727cm">
          <text:p/>
        </draw:line>
        <draw:line draw:style-name="gr5" draw:text-style-name="P1" draw:layer="measurelines" svg:x1="17.777cm" svg:y1="6.324cm" svg:x2="17.677cm" svg:y2="6.246cm">
          <text:p/>
        </draw:line>
        <draw:line draw:style-name="gr5" draw:text-style-name="P1" draw:layer="measurelines" svg:x1="18.63cm" svg:y1="6.115cm" svg:x2="18.67cm" svg:y2="6.003cm">
          <text:p/>
        </draw:line>
        <draw:line draw:style-name="gr5" draw:text-style-name="P1" draw:layer="measurelines" svg:x1="19.023cm" svg:y1="6.326cm" svg:x2="19.122cm" svg:y2="6.24cm">
          <text:p/>
        </draw:line>
        <draw:line draw:style-name="gr5" draw:text-style-name="P1" draw:layer="measurelines" svg:x1="19.236cm" svg:y1="6.661cm" svg:x2="19.348cm" svg:y2="6.615cm">
          <text:p/>
        </draw:line>
        <draw:line draw:style-name="gr5" draw:text-style-name="P1" draw:layer="measurelines" svg:x1="18.967cm" svg:y1="7.536cm" svg:x2="19.046cm" svg:y2="7.615cm">
          <text:p/>
        </draw:line>
        <draw:line draw:style-name="gr5" draw:text-style-name="P1" draw:layer="measurelines" svg:x1="19.23cm" svg:y1="7.161cm" svg:x2="19.335cm" svg:y2="7.207cm">
          <text:p/>
        </draw:line>
        <draw:line draw:style-name="gr5" draw:text-style-name="P1" draw:layer="measurelines" svg:x1="18.164cm" svg:y1="6.121cm" svg:x2="18.138cm" svg:y2="6.016cm">
          <text:p/>
        </draw:line>
        <draw:g>
          <draw:g>
            <draw:circle draw:style-name="gr6" draw:text-style-name="P1" draw:layer="measurelines" svg:width="1.57cm" svg:height="1.57cm" svg:x="14.065cm" svg:y="15.591cm">
              <text:p/>
            </draw:circle>
            <draw:circle draw:style-name="gr7" draw:text-style-name="P1" draw:layer="measurelines" svg:width="0.68cm" svg:height="0.68cm" svg:x="14.511cm" svg:y="16.037cm">
              <text:p/>
            </draw:circle>
            <draw:line draw:style-name="gr5" draw:text-style-name="P1" draw:layer="measurelines" svg:x1="14.847cm" svg:y1="16.717cm" svg:x2="14.847cm" svg:y2="16.037cm">
              <text:p/>
            </draw:line>
            <draw:line draw:style-name="gr5" draw:text-style-name="P1" draw:layer="measurelines" svg:x1="14.511cm" svg:y1="16.373cm" svg:x2="15.191cm" svg:y2="16.373cm">
              <text:p/>
            </draw:line>
          </draw:g>
          <draw:frame draw:style-name="gr8" draw:text-style-name="P2" draw:layer="measurelines" svg:width="0.68cm" svg:height="0.603cm" svg:x="13.889cm" svg:y="16.998cm">
            <draw:text-box>
              <text:p text:style-name="P2">1</text:p>
            </draw:text-box>
          </draw:frame>
          <draw:frame draw:style-name="gr8" draw:text-style-name="P2" draw:layer="measurelines" svg:width="0.858cm" svg:height="0.603cm" svg:x="15.063cm" svg:y="17.001cm">
            <draw:text-box>
              <text:p text:style-name="P2">10</text:p>
            </draw:text-box>
          </draw:frame>
          <draw:line draw:style-name="gr5" draw:text-style-name="P1" draw:layer="measurelines" svg:x1="14.34cm" svg:y1="17.035cm" svg:x2="14.261cm" svg:y2="17.114cm">
            <text:p/>
          </draw:line>
          <draw:line draw:style-name="gr5" draw:text-style-name="P1" draw:layer="measurelines" svg:x1="14.07cm" svg:y1="16.667cm" svg:x2="13.964cm" svg:y2="16.719cm">
            <text:p/>
          </draw:line>
          <draw:line draw:style-name="gr5" draw:text-style-name="P1" draw:layer="measurelines" svg:x1="14.038cm" svg:y1="16.219cm" svg:x2="13.912cm" svg:y2="16.193cm">
            <text:p/>
          </draw:line>
          <draw:line draw:style-name="gr5" draw:text-style-name="P1" draw:layer="measurelines" svg:x1="14.203cm" svg:y1="15.79cm" svg:x2="14.103cm" svg:y2="15.712cm">
            <text:p/>
          </draw:line>
          <draw:line draw:style-name="gr5" draw:text-style-name="P1" draw:layer="measurelines" svg:x1="15.056cm" svg:y1="15.581cm" svg:x2="15.096cm" svg:y2="15.469cm">
            <text:p/>
          </draw:line>
          <draw:line draw:style-name="gr5" draw:text-style-name="P1" draw:layer="measurelines" svg:x1="15.449cm" svg:y1="15.792cm" svg:x2="15.548cm" svg:y2="15.706cm">
            <text:p/>
          </draw:line>
          <draw:line draw:style-name="gr5" draw:text-style-name="P1" draw:layer="measurelines" svg:x1="15.662cm" svg:y1="16.127cm" svg:x2="15.774cm" svg:y2="16.081cm">
            <text:p/>
          </draw:line>
          <draw:line draw:style-name="gr5" draw:text-style-name="P1" draw:layer="measurelines" svg:x1="15.393cm" svg:y1="17.002cm" svg:x2="15.472cm" svg:y2="17.081cm">
            <text:p/>
          </draw:line>
          <draw:line draw:style-name="gr5" draw:text-style-name="P1" draw:layer="measurelines" svg:x1="15.656cm" svg:y1="16.627cm" svg:x2="15.761cm" svg:y2="16.673cm">
            <text:p/>
          </draw:line>
          <draw:line draw:style-name="gr5" draw:text-style-name="P1" draw:layer="measurelines" svg:x1="14.59cm" svg:y1="15.587cm" svg:x2="14.564cm" svg:y2="15.482cm">
            <text:p/>
          </draw:line>
        </draw:g>
        <draw:line draw:style-name="gr9" draw:text-style-name="P1" draw:layer="measurelines" svg:x1="15.398cm" svg:y1="8.579cm" svg:x2="19.446cm" svg:y2="8.579cm">
          <text:p/>
        </draw:line>
        <draw:frame draw:style-name="gr2" draw:text-style-name="P1" draw:layer="measurelines" svg:width="0.4cm" svg:height="0.4cm" svg:x="15.596cm" svg:y="13.231cm">
          <draw:image xlink:href="Pictures/100000000000010000000100A235121D.png" xlink:type="simple" xlink:show="embed" xlink:actuate="onLoad">
            <text:p/>
          </draw:image>
        </draw:frame>
        <draw:frame draw:style-name="gr2" draw:text-style-name="P1" draw:layer="measurelines" svg:width="0.4cm" svg:height="0.4cm" svg:x="16.227cm" svg:y="11.526cm">
          <draw:image xlink:href="Pictures/1000000000000100000001002FB07FA8.png" xlink:type="simple" xlink:show="embed" xlink:actuate="onLoad">
            <text:p/>
          </draw:image>
        </draw:frame>
        <draw:frame draw:style-name="gr2" draw:text-style-name="P1" draw:layer="measurelines" svg:width="0.4cm" svg:height="0.4cm" svg:x="16.854cm" svg:y="13.233cm">
          <draw:image xlink:href="Pictures/1000000000000100000001001C970D1D.png" xlink:type="simple" xlink:show="embed" xlink:actuate="onLoad">
            <text:p/>
          </draw:image>
        </draw:frame>
        <draw:g>
          <draw:circle draw:style-name="gr3" draw:text-style-name="P1" draw:layer="measurelines" svg:width="1.82cm" svg:height="1.82cm" svg:x="15.51cm" svg:y="9.161cm">
            <text:p/>
          </draw:circle>
          <draw:circle draw:style-name="gr4" draw:text-style-name="P1" draw:layer="measurelines" svg:width="1.12cm" svg:height="1.12cm" svg:x="15.86cm" svg:y="9.509cm">
            <text:p/>
          </draw:circle>
          <draw:line draw:style-name="gr5" draw:text-style-name="P1" draw:layer="measurelines" svg:x1="15.86cm" svg:y1="10.069cm" svg:x2="16.975cm" svg:y2="10.069cm">
            <text:p/>
          </draw:line>
          <draw:line draw:style-name="gr5" draw:text-style-name="P1" draw:layer="measurelines" svg:x1="16.419cm" svg:y1="9.517cm" svg:x2="16.419cm" svg:y2="10.627cm">
            <text:p/>
          </draw:line>
        </draw:g>
        <draw:g>
          <draw:circle draw:style-name="gr3" draw:text-style-name="P1" draw:layer="measurelines" svg:width="1.82cm" svg:height="1.82cm" svg:x="17.484cm" svg:y="9.161cm">
            <text:p/>
          </draw:circle>
          <draw:circle draw:style-name="gr4" draw:text-style-name="P1" draw:layer="measurelines" svg:width="1.12cm" svg:height="1.12cm" svg:x="17.834cm" svg:y="9.509cm">
            <text:p/>
          </draw:circle>
          <draw:line draw:style-name="gr5" draw:text-style-name="P1" draw:layer="measurelines" svg:x1="17.834cm" svg:y1="10.069cm" svg:x2="18.949cm" svg:y2="10.069cm">
            <text:p/>
          </draw:line>
          <draw:line draw:style-name="gr5" draw:text-style-name="P1" draw:layer="measurelines" svg:x1="18.393cm" svg:y1="9.517cm" svg:x2="18.393cm" svg:y2="10.627cm">
            <text:p/>
          </draw:line>
        </draw:g>
        <draw:g>
          <draw:circle draw:style-name="gr6" draw:text-style-name="P1" draw:layer="measurelines" svg:width="1.57cm" svg:height="1.57cm" svg:x="15.613cm" svg:y="11.877cm">
            <text:p/>
          </draw:circle>
          <draw:circle draw:style-name="gr7" draw:text-style-name="P1" draw:layer="measurelines" svg:width="0.68cm" svg:height="0.68cm" svg:x="16.059cm" svg:y="12.323cm">
            <text:p/>
          </draw:circle>
          <draw:line draw:style-name="gr5" draw:text-style-name="P1" draw:layer="measurelines" svg:x1="16.395cm" svg:y1="13.003cm" svg:x2="16.395cm" svg:y2="12.323cm">
            <text:p/>
          </draw:line>
          <draw:line draw:style-name="gr5" draw:text-style-name="P1" draw:layer="measurelines" svg:x1="16.059cm" svg:y1="12.659cm" svg:x2="16.739cm" svg:y2="12.659cm">
            <text:p/>
          </draw:line>
        </draw:g>
        <draw:g>
          <draw:circle draw:style-name="gr6" draw:text-style-name="P1" draw:layer="measurelines" svg:width="1.57cm" svg:height="1.57cm" svg:x="17.639cm" svg:y="11.877cm">
            <text:p/>
          </draw:circle>
          <draw:circle draw:style-name="gr7" draw:text-style-name="P1" draw:layer="measurelines" svg:width="0.68cm" svg:height="0.68cm" svg:x="18.085cm" svg:y="12.323cm">
            <text:p/>
          </draw:circle>
          <draw:line draw:style-name="gr5" draw:text-style-name="P1" draw:layer="measurelines" svg:x1="18.421cm" svg:y1="13.003cm" svg:x2="18.421cm" svg:y2="12.323cm">
            <text:p/>
          </draw:line>
          <draw:line draw:style-name="gr5" draw:text-style-name="P1" draw:layer="measurelines" svg:x1="18.085cm" svg:y1="12.659cm" svg:x2="18.765cm" svg:y2="12.659cm">
            <text:p/>
          </draw:line>
        </draw:g>
        <draw:line draw:style-name="gr5" draw:text-style-name="P1" draw:layer="measurelines" svg:x1="17.914cm" svg:y1="13.321cm" svg:x2="17.835cm" svg:y2="13.4cm">
          <text:p/>
        </draw:line>
        <draw:line draw:style-name="gr5" draw:text-style-name="P1" draw:layer="measurelines" svg:x1="17.644cm" svg:y1="12.953cm" svg:x2="17.538cm" svg:y2="13.005cm">
          <text:p/>
        </draw:line>
        <draw:line draw:style-name="gr5" draw:text-style-name="P1" draw:layer="measurelines" svg:x1="17.612cm" svg:y1="12.505cm" svg:x2="17.486cm" svg:y2="12.479cm">
          <text:p/>
        </draw:line>
        <draw:line draw:style-name="gr5" draw:text-style-name="P1" draw:layer="measurelines" svg:x1="17.777cm" svg:y1="12.076cm" svg:x2="17.677cm" svg:y2="11.998cm">
          <text:p/>
        </draw:line>
        <draw:line draw:style-name="gr5" draw:text-style-name="P1" draw:layer="measurelines" svg:x1="18.63cm" svg:y1="11.867cm" svg:x2="18.67cm" svg:y2="11.755cm">
          <text:p/>
        </draw:line>
        <draw:line draw:style-name="gr5" draw:text-style-name="P1" draw:layer="measurelines" svg:x1="19.023cm" svg:y1="12.078cm" svg:x2="19.122cm" svg:y2="11.992cm">
          <text:p/>
        </draw:line>
        <draw:line draw:style-name="gr5" draw:text-style-name="P1" draw:layer="measurelines" svg:x1="19.236cm" svg:y1="12.413cm" svg:x2="19.348cm" svg:y2="12.367cm">
          <text:p/>
        </draw:line>
        <draw:line draw:style-name="gr5" draw:text-style-name="P1" draw:layer="measurelines" svg:x1="18.967cm" svg:y1="13.288cm" svg:x2="19.046cm" svg:y2="13.367cm">
          <text:p/>
        </draw:line>
        <draw:line draw:style-name="gr5" draw:text-style-name="P1" draw:layer="measurelines" svg:x1="19.23cm" svg:y1="12.913cm" svg:x2="19.335cm" svg:y2="12.959cm">
          <text:p/>
        </draw:line>
        <draw:line draw:style-name="gr5" draw:text-style-name="P1" draw:layer="measurelines" svg:x1="18.164cm" svg:y1="11.873cm" svg:x2="18.138cm" svg:y2="11.7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c Cook</meta:initial-creator>
    <meta:creation-date>2013-12-27T16:48:55.24</meta:creation-date>
    <dc:date>2013-12-27T18:08:26.42</dc:date>
    <dc:creator>Alec Cook</dc:creator>
    <meta:editing-duration>PT1H19M26S</meta:editing-duration>
    <meta:editing-cycles>13</meta:editing-cycles>
    <meta:generator>OpenOffice/4.0.0$Win32 OpenOffice.org_project/400m3$Build-9702</meta:generator>
    <meta:document-statistic meta:object-count="348"/>
  </office:meta>
</office:document-meta>
</file>